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100" style:family="table-cell" style:parent-style-name="maths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46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0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évisions Python + Seabor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ojet P0 : Mini-projet NBA et auto-correc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escente de gradient fonction simple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100" office:value-type="string" calcext:value-type="string">
            <text:p>Lun</text:p>
          </table:table-cell>
          <table:table-cell table:style-name="ce100" office:value-type="float" office:value="9" calcext:value-type="float">
            <text:p>9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covered-table-cell table:style-name="ce12" office:value-type="string" calcext:value-type="string">
            <text:p>Régressions avec Python : exos + corrections + interprétation</text:p>
          </table:covered-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96" office:value-type="string" calcext:value-type="string">
            <text:p>Mar</text:p>
          </table:table-cell>
          <table:table-cell table:style-name="ce96" office:value-type="float" office:value="11" calcext:value-type="float">
            <text:p>11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12" calcext:value-type="float">
            <text:p>12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98" office:value-type="string" calcext:value-type="string">
            <text:p>Ven</text:p>
          </table:table-cell>
          <table:table-cell table:style-name="ce98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25" office:value-type="string" calcext:value-type="string">
            <text:p>Ana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97" office:value-type="string" calcext:value-type="string">
            <text:p>Lun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8" office:value-type="string" calcext:value-type="string">
            <text:p>Mar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7" office:value-type="string" calcext:value-type="string">
            <text:p>Mer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string" calcext:value-type="string">
            <text:p>Descente de gradient : cas du modèle linéaire multiple</text:p>
          </table:table-cell>
          <table:table-cell table:style-name="ce97"/>
          <table:table-cell table:style-name="ce22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19" calcext:value-type="float">
            <text:p>19</text:p>
          </table:table-cell>
          <table:table-cell table:style-name="ce21" office:value-type="string" calcext:value-type="string">
            <text:p>Descente de gradient en python : implémentation pour RLM</text:p>
          </table:table-cell>
          <table:table-cell table:style-name="ce96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Coaching</text:p>
          </table:table-cell>
          <table:table-cell table:style-name="ce28"/>
          <table:table-cell table:style-name="ce22" office:value-type="string" calcext:value-type="string">
            <text:p>Cédric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1" table:default-cell-style-name="ce115"/>
        <table:table-column table:style-name="co22" table:default-cell-style-name="ce115"/>
        <table:table-column table:style-name="co19" table:default-cell-style-name="ce115"/>
        <table:table-column table:style-name="co23" table:number-columns-repeated="45" table:default-cell-style-name="ce115"/>
        <table:table-row table:style-name="ro3">
          <table:table-cell table:number-columns-repeated="64"/>
        </table:table-row>
        <table:table-row table:style-name="ro5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6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7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46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4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46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30 – 12h30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2h30 – 13h30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5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5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5h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5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 – 16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6h – 17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45" office:value-type="string" calcext:value-type="string" table:number-columns-spanned="1" table:number-rows-spanned="4">
            <text:p>Numpy, Pandas</text:p>
          </table:table-cell>
          <table:table-cell table:style-name="ce145" office:value-type="string" calcext:value-type="string" table:number-columns-spanned="1" table:number-rows-spanned="4">
            <text:p>Correction exo2 ADD + Matplotlib</text:p>
          </table:table-cell>
          <table:table-cell table:style-name="ce162" table:number-columns-repeated="2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style-name="ce148"/>
          <table:covered-table-cell table:style-name="ce136"/>
          <table:table-cell table:style-name="ce165" table:number-columns-repeated="3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45" office:value-type="string" calcext:value-type="string" table:number-columns-spanned="1" table:number-rows-spanned="4">
            <text:p>Numpy, Pandas + Matplotlib</text:p>
          </table:table-cell>
          <table:table-cell table:style-name="ce14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45" office:value-type="string" calcext:value-type="string" table:number-columns-spanned="1" table:number-rows-spanned="4">
            <text:p>Révisions Python : numpy, pandas, matplotlib</text:p>
          </table:table-cell>
          <table:table-cell table:style-name="ce145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e146" office:value-type="string" calcext:value-type="string" table:number-columns-spanned="1" table:number-rows-spanned="4">
            <text:p>La descente de gradient</text:p>
          </table:table-cell>
          <table:table-cell table:style-name="ce14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covered-table-cell table:number-columns-repeated="2" table:style-name="ce29"/>
          <table:table-cell table:style-name="maths" office:value-type="string" calcext:value-type="string" table:number-columns-spanned="1" table:number-rows-spanned="3">
            <text:p>La descente de gradient</text:p>
          </table:table-cell>
          <table:covered-table-cell table:number-columns-repeated="2"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covered-table-cell table:number-columns-repeated="2" table:style-name="ce29"/>
          <table:covered-table-cell table:style-name="maths"/>
          <table:covered-table-cell table:number-columns-repeated="2" table:style-name="ce29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covered-table-cell table:style-name="ce148"/>
          <table:covered-table-cell table:style-name="ce136"/>
          <table:covered-table-cell table:style-name="ce100"/>
          <table:covered-table-cell table:number-columns-repeated="2" table:style-name="ce136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45" office:value-type="string" calcext:value-type="string" table:number-columns-spanned="1" table:number-rows-spanned="4">
            <text:p>Seaborn</text:p>
          </table:table-cell>
          <table:table-cell table:style-name="ce145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4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5"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covered-table-cell table:style-name="ce29"/>
          <table:table-cell table:style-name="ce14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5" table:style-name="ce29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9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9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0:30:00.048972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7T11:00:10.767812496</dc:date>
    <meta:editing-cycles>236</meta:editing-cycles>
    <meta:editing-duration>PT19H5M31S</meta:editing-duration>
    <meta:document-statistic meta:table-count="32" meta:cell-count="1577" meta:object-count="0"/>
  </office:meta>
</office:document-meta>
</file>